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819in" loext:contextual-spacing="false" fo:line-height="150%" fo:text-align="center" style:justify-single-word="false" fo:text-indent="0in" style:auto-text-indent="false"/>
      <style:text-properties fo:color="#000000" style:font-name="Times New Roman" fo:font-size="12pt" fo:font-weight="bold" officeooo:paragraph-rsid="0002709f" style:font-size-asian="12pt" style:font-weight-asian="bold" style:font-name-complex="Times New Roman" style:font-size-complex="12pt" fo:padding="0in" fo:border="none"/>
    </style:style>
    <style:style style:name="P2" style:family="paragraph" style:parent-style-name="Standard">
      <style:paragraph-properties fo:margin-left="0in" fo:margin-right="0in" fo:margin-top="0in" fo:margin-bottom="0.0819in" loext:contextual-spacing="false" fo:line-height="150%" fo:text-align="center" style:justify-single-word="false" fo:text-indent="0in" style:auto-text-indent="false"/>
      <style:text-properties fo:color="#000000" style:font-name="Times New Roman" fo:font-size="12pt" fo:font-weight="bold" officeooo:paragraph-rsid="0005df90" style:font-size-asian="12pt" style:font-weight-asian="bold" style:font-name-complex="Times New Roman" style:font-size-complex="12pt" fo:padding="0in" fo:border="none"/>
    </style:style>
    <style:style style:name="P3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weight="bold" fo:padding="0in" fo:border="none"/>
    </style:style>
    <style:style style:name="P4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weight="bold" officeooo:paragraph-rsid="0002709f" fo:padding="0in" fo:border="none"/>
    </style:style>
    <style:style style:name="P5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fo:padding="0in" fo:border="none"/>
    </style:style>
    <style:style style:name="P6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officeooo:paragraph-rsid="0002709f" fo:padding="0in" fo:border="none"/>
    </style:style>
    <style:style style:name="P7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style="italic" fo:padding="0in" fo:border="none"/>
    </style:style>
    <style:style style:name="P8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style="italic" officeooo:paragraph-rsid="0002709f" fo:padding="0in" fo:border="none"/>
    </style:style>
    <style:style style:name="P9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style:text-underline-style="solid" style:text-underline-width="auto" style:text-underline-color="font-color" fo:padding="0in" fo:border="none"/>
    </style:style>
    <style:style style:name="P10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style:text-underline-style="solid" style:text-underline-width="auto" style:text-underline-color="font-color" officeooo:paragraph-rsid="0002709f" fo:padding="0in" fo:border="none"/>
    </style:style>
    <style:style style:name="P11" style:family="paragraph" style:parent-style-name="Default">
      <style:paragraph-properties fo:line-height="150%"/>
      <style:text-properties officeooo:paragraph-rsid="0002709f"/>
    </style:style>
    <style:style style:name="P12" style:family="paragraph" style:parent-style-name="Default">
      <style:paragraph-properties fo:line-height="150%"/>
      <style:text-properties officeooo:paragraph-rsid="000cfc6f"/>
    </style:style>
    <style:style style:name="P13" style:family="paragraph" style:parent-style-name="Default">
      <style:paragraph-properties fo:line-height="150%"/>
      <style:text-properties officeooo:paragraph-rsid="000f00d1"/>
    </style:style>
    <style:style style:name="P14" style:family="paragraph" style:parent-style-name="Default">
      <style:paragraph-properties fo:text-align="end" style:justify-single-word="false"/>
      <style:text-properties fo:background-color="#ffcc00"/>
    </style:style>
    <style:style style:name="P15" style:family="paragraph" style:parent-style-name="Default">
      <style:paragraph-properties fo:line-height="150%"/>
      <style:text-properties fo:font-weight="normal" officeooo:paragraph-rsid="000cfc6f" style:font-weight-asian="normal" style:font-weight-complex="normal"/>
    </style:style>
    <style:style style:name="P16" style:family="paragraph" style:parent-style-name="Default">
      <style:paragraph-properties fo:line-height="150%"/>
      <style:text-properties fo:font-weight="normal" officeooo:paragraph-rsid="000cfc6f" fo:background-color="#ffff00" style:font-weight-asian="normal" style:font-weight-complex="normal"/>
    </style:style>
    <style:style style:name="P17" style:family="paragraph" style:parent-style-name="Default">
      <style:paragraph-properties fo:line-height="150%"/>
      <style:text-properties fo:font-weight="bold" officeooo:paragraph-rsid="000cfc6f" style:font-weight-asian="bold"/>
    </style:style>
    <style:style style:name="P18" style:family="paragraph" style:parent-style-name="Default">
      <style:paragraph-properties fo:text-align="end" style:justify-single-word="false" fo:break-before="page"/>
      <style:text-properties officeooo:rsid="0002709f" officeooo:paragraph-rsid="0002709f" fo:background-color="#ffcc00"/>
    </style:style>
    <style:style style:name="T1" style:family="text">
      <style:text-properties officeooo:rsid="0002709f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2709f" fo:background-color="#ffff00" loext:char-shading-value="0"/>
    </style:style>
    <style:style style:name="T4" style:family="text">
      <style:text-properties officeooo:rsid="000cfc6f" fo:background-color="#ffff00" loext:char-shading-value="0"/>
    </style:style>
    <style:style style:name="T5" style:family="text">
      <style:text-properties officeooo:rsid="000b8724" fo:background-color="#ffff00" loext:char-shading-value="0"/>
    </style:style>
    <style:style style:name="T6" style:family="text">
      <style:text-properties fo:font-weight="normal" fo:background-color="#ffff00" loext:char-shading-value="0" style:font-weight-asian="normal" style:font-weight-complex="normal"/>
    </style:style>
    <style:style style:name="T7" style:family="text">
      <style:text-properties fo:font-weight="normal" officeooo:rsid="000b8724" fo:background-color="#ffff00" loext:char-shading-value="0" style:font-weight-asian="normal" style:font-weight-complex="normal"/>
    </style:style>
    <style:style style:name="T8" style:family="text">
      <style:text-properties fo:font-weight="normal" officeooo:rsid="000cfc6f" fo:background-color="#ffff00" loext:char-shading-value="0" style:font-weight-asian="normal" style:font-weight-complex="normal"/>
    </style:style>
    <style:style style:name="T9" style:family="text">
      <style:text-properties fo:font-weight="normal" officeooo:rsid="000eb69b" fo:background-color="#ffff00" loext:char-shading-value="0" style:font-weight-asian="normal" style:font-weight-complex="normal"/>
    </style:style>
    <style:style style:name="T10" style:family="text">
      <style:text-properties fo:font-weight="normal" officeooo:rsid="000f00d1" fo:background-color="#ffff00" loext:char-shading-value="0" style:font-weight-asian="normal" style:font-weight-complex="normal"/>
    </style:style>
    <style:style style:name="T11" style:family="text">
      <style:text-properties officeooo:rsid="0003eb5a"/>
    </style:style>
    <style:style style:name="T12" style:family="text">
      <style:text-properties officeooo:rsid="0005df90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officeooo:rsid="000cfc6f" style:font-weight-asian="bold"/>
    </style:style>
    <style:style style:name="T15" style:family="text">
      <style:text-properties fo:font-weight="bold" fo:background-color="#ffff00" loext:char-shading-value="0" style:font-weight-asian="bold"/>
    </style:style>
    <style:style style:name="T16" style:family="text">
      <style:text-properties fo:font-weight="bold" officeooo:rsid="000b8724" fo:background-color="#ffff00" loext:char-shading-value="0" style:font-weight-asian="bold"/>
    </style:style>
    <style:style style:name="T17" style:family="text">
      <style:text-properties fo:font-weight="bold" fo:background-color="#ffff00" loext:char-shading-value="0" style:font-weight-asian="bold" style:font-weight-complex="bold"/>
    </style:style>
    <style:style style:name="T18" style:family="text">
      <style:text-properties fo:font-weight="bold" officeooo:rsid="000b8724" fo:background-color="#ffff00" loext:char-shading-value="0" style:font-weight-asian="bold" style:font-weight-complex="bold"/>
    </style:style>
    <style:style style:name="T19" style:family="text">
      <style:text-properties fo:font-weight="bold" officeooo:rsid="000cfc6f" fo:background-color="#ffff00" loext:char-shading-value="0" style:font-weight-asian="bold" style:font-weight-complex="bold"/>
    </style:style>
    <style:style style:name="T20" style:family="text">
      <style:text-properties fo:font-weight="bold" officeooo:rsid="000eb69b" fo:background-color="#ffff00" loext:char-shading-value="0" style:font-weight-asian="bold" style:font-weight-complex="bold"/>
    </style:style>
    <style:style style:name="T21" style:family="text">
      <style:text-properties fo:font-weight="bold" officeooo:rsid="000f00d1" fo:background-color="#ffff00" loext:char-shading-value="0" style:font-weight-asian="bold" style:font-weight-complex="bold"/>
    </style:style>
    <style:style style:name="T22" style:family="text">
      <style:text-properties fo:font-weight="bold" officeooo:rsid="000cfc6f" fo:background-color="#ffff00" loext:char-shading-value="0" style:font-weight-asian="bold"/>
    </style:style>
    <style:style style:name="T23" style:family="text">
      <style:text-properties officeooo:rsid="000cfc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Varianta 1a</text:p>
      <text:p text:style-name="P3">Pozměňovací návrh</text:p>
      <text:p text:style-name="P1"><text:span text:style-name="T12">k návrhu zákona, </text:span>kterým se mění zákon č. 121/2000 Sb., o právu autorském, o právech souvisejících s právem autorským a o znění některých zákonů (autorský zákon), ve znění pozdějších předpisů</text:p>
      <text:p text:style-name="P7">(senátní tisk č. <text:span text:style-name="T1">125</text:span>)</text:p>
      <text:p text:style-name="P9">K čl. I</text:p>
      <text:p text:style-name="P5">1. <text:span text:style-name="T1">Bod 2</text:span> upravit takto:</text:p>
      <text:p text:style-name="P11">V § 100 se v odst. 5 <text:span text:style-name="T1">se lhůta „20 dnů“ mění na „2 dny“, lhůta „10 dnů“ se mění na „1 den“ a za větu druhou se vkládá věta:</text:span></text:p>
      <text:p text:style-name="P11"/>
      <text:p text:style-name="P17">„Ustanovení věty první a druhé tohoto odstavce neplatí pro dodavatele živé hudební produkce a provozovatele živé hudební produkce, pokud tato živá hudební produkce bude provozovat pouze </text:p>
      <text:p text:style-name="P12"><text:span text:style-name="T22">a)</text:span><text:span text:style-name="T14"> </text:span><text:span text:style-name="T13">folklórní hudební díla ve smyslu § 3 písm. b) tohoto zákona, jejichž autor není znám</text:span><text:span text:style-name="T15">,</text:span></text:p>
      <text:p text:style-name="P12"><text:span text:style-name="T22">b) </text:span><text:span text:style-name="T16">volná díla dle </text:span><text:bookmark text:name="par28"/><text:span text:style-name="T17">§ 28 </text:span><text:span text:style-name="T18">tohoto zákona, </text:span><text:span text:style-name="T19">nebo</text:span></text:p>
      <text:p text:style-name="P13"><text:span text:style-name="T19">c) </text:span><text:span text:style-name="T20">jde o </text:span><text:span text:style-name="T21">volné </text:span><text:span text:style-name="T20">užití díla </text:span><text:span text:style-name="T21">(např. </text:span><text:span text:style-name="T20">§ 35 tohoto </text:span><text:span text:style-name="T18">zákona</text:span><text:span text:style-name="T21">)</text:span><text:span text:style-name="T18">.</text:span><text:span text:style-name="T13">“ <text:s/></text:span></text:p>
      <text:p text:style-name="P18">Varianta 1b</text:p>
      <text:p text:style-name="P4">Pozměňovací návrh</text:p>
      <text:p text:style-name="P2"><text:span text:style-name="T12">k návrhu zákona, </text:span>kterým se mění zákon č. 121/2000 Sb., o právu autorském, o právech souvisejících s právem autorským a o znění některých zákonů (autorský zákon), ve znění pozdějších předpisů</text:p>
      <text:p text:style-name="P8">(senátní tisk č. <text:span text:style-name="T1">125</text:span>)</text:p>
      <text:p text:style-name="P10">K čl. I</text:p>
      <text:p text:style-name="P6">1. <text:span text:style-name="T11">Bod 2 upravit takto</text:span>:</text:p>
      <text:p text:style-name="P11">V § 100 odst. 5 <text:span text:style-name="T1">nově zní:</text:span></text:p>
      <text:p text:style-name="P11"/>
      <text:p text:style-name="P12"><text:span text:style-name="Variable">(5)</text:span> Dodavatel živé veřejné hudební produkce je povinen předložit provozovateli živé veřejné produkce program produkce s uvedením jmen autorů a názvů děl, která mají být provozována, a to nejpozději <text:span text:style-name="T2">2</text:span> <text:span text:style-name="T2">dn</text:span><text:span text:style-name="T3">y</text:span> před konáním produkce. Provozovatel živé veřejné hudební produkce je povinen tento program produkce s uvedením jmen autorů a názvů děl, která mají být provozována, oznámit příslušnému kolektivnímu správci, a to nejpozději <text:span text:style-name="T2">1</text:span> <text:span text:style-name="T2">d</text:span><text:span text:style-name="T3">en</text:span> před konáním produkce, pokud není ve smlouvě mezi provozovatelem a kolektivním správcem dohodnuto jinak. <text:span text:style-name="T6">Ustanovení věty první a druhé tohoto odstavce neplatí pro dodavatele živé hudební produkce a provozovatele živé hudební produkce, pokud tato živá hudební produkce bude provozovat pouze</text:span></text:p>
      <text:p text:style-name="P16"><text:span text:style-name="T23">a) </text:span>folklórní hudební díla ve smyslu § 3 písm. b) tohoto zákona, jejichž autor není znám,</text:p>
      <text:p text:style-name="P15"><text:span text:style-name="T4">b) </text:span><text:span text:style-name="T5">volná díla dle </text:span><text:bookmark text:name="par284"/><text:span text:style-name="T2">§ 28 </text:span><text:span text:style-name="T5">tohoto zákona, </text:span><text:span text:style-name="T4">nebo</text:span></text:p>
      <text:p text:style-name="P13"><text:span text:style-name="T8">c) </text:span><text:span text:style-name="T9">jde o </text:span><text:span text:style-name="T10">volné </text:span><text:span text:style-name="T9">užití díla </text:span><text:span text:style-name="T10">(např. </text:span><text:span text:style-name="T9">§ 35 tohoto </text:span><text:span text:style-name="T7">zákona</text:span><text:span text:style-name="T10">)</text:span><text:span text:style-name="T6">“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0:43:19.101238321</meta:creation-date>
    <dc:date>2015-11-02T01:26:52.382236644</dc:date>
    <meta:editing-duration>PT5H14M12S</meta:editing-duration>
    <meta:editing-cycles>13</meta:editing-cycles>
    <meta:generator>LibreOffice/4.4.5.2$Linux_x86 LibreOffice_project/40$Build-2</meta:generator>
    <meta:document-statistic meta:table-count="0" meta:image-count="0" meta:object-count="0" meta:page-count="2" meta:paragraph-count="22" meta:word-count="331" meta:character-count="1961" meta:non-whitespace-character-count="1649"/>
  </office:meta>
</office:document-meta>
</file>